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roman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T6" style:parent-style-name="Fonteparág.padrão" style:family="text">
      <style:text-properties fo:background-color="#FFFF00"/>
    </style:style>
    <style:style style:name="T7" style:parent-style-name="Fonteparág.padrão" style:family="text">
      <style:text-properties fo:background-color="#FFFF00"/>
    </style:style>
    <style:style style:name="T8" style:parent-style-name="Fonteparág.padrão" style:family="text">
      <style:text-properties fo:background-color="#FFFF00"/>
    </style:style>
    <style:style style:name="T9" style:parent-style-name="Fonteparág.padrão" style:family="text">
      <style:text-properties fo:background-color="#FFFF00"/>
    </style:style>
    <style:style style:name="T10" style:parent-style-name="Fonteparág.padrão" style:family="text">
      <style:text-properties fo:background-color="#FFFF00"/>
    </style:style>
    <style:style style:name="T11" style:parent-style-name="Fonteparág.padrão" style:family="text">
      <style:text-properties fo:background-color="#FFFF00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</office:automatic-styles>
  <office:body>
    <office:text text:use-soft-page-breaks="true">
      <text:p text:style-name="P1">4 Métricas de Software</text:p>
      <text:p text:style-name="P2"/>
      <text:p text:style-name="P3">4.1<text:s/>Medição de Software</text:p>
      <text:p text:style-name="P4"/>
      <text:p text:style-name="P5">A ISO 15939<text:s/><text:span text:style-name="T6">(REFEÊNCIA</text:span><text:span text:style-name="T7"><text:s/>1</text:span><text:span text:style-name="T8">)</text:span><text:s/>define medição como a união de operações<text:s/>cujo objetivo é atribuir um valor a uma métrica. Ainda segundo a ISO 15939<text:s/><text:span text:style-name="T9">(REFEÊNCIA</text:span><text:span text:style-name="T10"><text:s/>1</text:span><text:span text:style-name="T11">)</text:span><text:s/>o processo de medição é a chave primária para a gerência de um software e suas atividades no seu<text:s/>ciclo de vida, além disso<text:s/>um processo de melhoria contínua requer mudanças evolutivas<text:s/>e mudanças evolutivas requerem um processo de medição.</text:p>
      <text:p text:style-name="P12"/>
      <text:p text:style-name="P13"/>
      <text:p text:style-name="P14"/>
      <text:p text:style-name="P15">Referências</text:p>
      <text:p text:style-name="P16"/>
      <text:p text:style-name="P17">Referencia 1 – Arquivo<text:s/>Adoption of ISOIEC 15939 Systems and Software Engineerin<text:s/>na pasta referências/métricas Dropbox</text:p>
      <text:p text:style-name="P18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roman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eus Oliveira</dc:creator>
    <meta:creation-date>2014-09-05T19:52:00Z</meta:creation-date>
    <dc:date>2014-09-06T19:33:00Z</dc:date>
    <meta:template xlink:href="Normal" xlink:type="simple"/>
    <meta:editing-cycles>8</meta:editing-cycles>
    <meta:editing-duration>PT67680S</meta:editing-duration>
    <meta:document-statistic meta:page-count="1" meta:paragraph-count="1" meta:word-count="90" meta:character-count="579" meta:row-count="4" meta:non-whitespace-character-count="490"/>
  </office:meta>
</office:document-meta>
</file>